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1e32bb"/>
    </style:style>
    <style:style style:name="P2" style:family="paragraph" style:parent-style-name="Standard">
      <style:text-properties fo:font-size="14pt" fo:language="es" fo:country="ES" fo:font-weight="bold" officeooo:paragraph-rsid="001e32bb" style:font-size-asian="14pt" style:font-weight-asian="bold"/>
    </style:style>
    <style:style style:name="P3" style:family="paragraph" style:parent-style-name="Standard">
      <style:text-properties officeooo:paragraph-rsid="001e32bb"/>
    </style:style>
    <style:style style:name="P4" style:family="paragraph" style:parent-style-name="Standard">
      <style:text-properties fo:font-size="10pt" officeooo:paragraph-rsid="001e32bb" style:font-size-asian="10pt"/>
    </style:style>
    <style:style style:name="P5" style:family="paragraph" style:parent-style-name="Standard">
      <style:text-properties fo:font-weight="bold" officeooo:paragraph-rsid="001e32bb" style:font-weight-asian="bold" style:font-weight-complex="bold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fo:language="es" fo:country="ES" officeooo:paragraph-rsid="001e32bb"/>
    </style:style>
    <style:style style:name="P7" style:family="paragraph" style:parent-style-name="Standard">
      <style:paragraph-properties fo:margin-left="0.582cm" fo:margin-right="0cm" fo:text-indent="0cm" style:auto-text-indent="false"/>
      <style:text-properties fo:language="es" fo:country="ES" officeooo:paragraph-rsid="001e32bb"/>
    </style:style>
    <style:style style:name="P8" style:family="paragraph" style:parent-style-name="Standard">
      <style:paragraph-properties fo:margin-left="0.318cm" fo:margin-right="0cm" fo:text-indent="0cm" style:auto-text-indent="false"/>
      <style:text-properties fo:font-size="10pt" fo:language="es" fo:country="ES" officeooo:paragraph-rsid="001e32bb" style:font-size-asian="10pt"/>
    </style:style>
    <style:style style:name="P9" style:family="paragraph" style:parent-style-name="Standard">
      <style:paragraph-properties fo:margin-left="0.318cm" fo:margin-right="0cm" fo:text-indent="0cm" style:auto-text-indent="false"/>
      <style:text-properties fo:font-size="10pt" officeooo:paragraph-rsid="001e32bb" style:font-size-asian="10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fo:font-size="10pt" officeooo:paragraph-rsid="001e32bb" style:font-size-asian="10pt"/>
    </style:style>
    <style:style style:name="P11" style:family="paragraph" style:parent-style-name="Heading_20_1">
      <style:text-properties officeooo:paragraph-rsid="001e32bb"/>
    </style:style>
    <style:style style:name="P12" style:family="paragraph" style:parent-style-name="Heading_20_1">
      <style:text-properties fo:font-size="15pt" fo:font-weight="bold" officeooo:paragraph-rsid="001e32bb" style:font-size-asian="15pt" style:font-weight-asian="bold" style:font-size-complex="15pt" style:font-weight-complex="bold"/>
    </style:style>
    <style:style style:name="P13" style:family="paragraph" style:parent-style-name="Standard" style:master-page-name="Standard">
      <style:paragraph-properties style:page-number="auto"/>
      <style:text-properties officeooo:paragraph-rsid="001e32bb"/>
    </style:style>
    <style:style style:name="P14" style:family="paragraph" style:parent-style-name="Standard" style:list-style-name="WW8Num1">
      <style:text-properties fo:font-size="10pt" officeooo:paragraph-rsid="001e32bb" style:font-size-asian="10pt"/>
    </style:style>
    <style:style style:name="P15" style:family="paragraph" style:parent-style-name="Standard">
      <style:text-properties officeooo:paragraph-rsid="001e32bb"/>
    </style:style>
    <style:style style:name="P16" style:family="paragraph" style:parent-style-name="Standard">
      <style:text-properties fo:font-size="15pt" fo:font-weight="bold" officeooo:paragraph-rsid="001e32bb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es" fo:country="ES"/>
    </style:style>
    <style:style style:name="T2" style:family="text">
      <style:text-properties fo:font-size="14pt" fo:language="es" fo:country="ES" fo:font-weight="bold" style:font-size-asian="14pt" style:font-weight-asian="bold"/>
    </style:style>
    <style:style style:name="T3" style:family="text">
      <style:text-properties officeooo:rsid="001e32bb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1e32bb" style:font-size-asian="12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<text:s/></text:span><text:span text:style-name="T2">EJERCICIOS DEL MODELO CONCEPTUAL DE DATOS</text:span></text:p>
      <text:p text:style-name="P2"><text:s/>DIAGRAMAS <text:span text:style-name="T3">ENTIDAD-RELACIÓN</text:span></text:p>
      <text:p text:style-name="P2"/>
      <text:p text:style-name="P1">1º.- Construir un diagrama E-R <text:s/>que refleje <text:s/>un SI en el que queremos tener información de municipios, personas y viviendas <text:s/>teniendo en cuenta:</text:p>
      <text:p text:style-name="P1"><text:s text:c="7"/>* Cada persona solo puede habitar en una vivienda pero puede ser propietaria de mas de una </text:p>
      <text:p text:style-name="P1"><text:s text:c="7"/>* Las personas están empadronadas en un municipio</text:p>
      <text:p text:style-name="P1"><text:s text:c="7"/>* Necesitamos conocer las personas que dependen del cabeza de familia<draw:line text:anchor-type="char" draw:z-index="0" draw:name="Forma1" draw:style-name="gr1" draw:text-style-name="P17" svg:x1="9.022cm" svg:y1="5.99cm" svg:x2="9.022cm" svg:y2="6.24cm"><text:p/></draw:line></text:p>
      <text:p text:style-name="P1"><text:s/></text:p>
      <text:p text:style-name="P1">2º.- Se desea diseñar una base de datos que almacene información sobre la red del metro Construir un <text:s/>diagrama E /R teniendo en cuenta:</text:p>
      <text:p text:style-name="P1"><text:s text:c="8"/>* Los trenes están asignados a una línea determinada.</text:p>
      <text:p text:style-name="P1"><text:s text:c="8"/>* Cada tren se guarda en una cochera determinada <text:s text:c="3"/></text:p>
      <text:p text:style-name="P6"><text:s text:c="2"/>* En una línea cada estación tiene un número de orden</text:p>
      <text:p text:style-name="P6"/>
      <text:p text:style-name="P1">3º.- Se desea recoger en una base de datos la información relativa a algunos aspectos del campeonato mundial de fútbol y para ello se considera:</text:p>
      <text:p text:style-name="P7">* Un jugador pertenece aun solo equipo y no hay dos jugadores con el mismo nombre </text:p>
      <text:p text:style-name="P7">* Un jugador puede actuar en varios puestos distintos, pero en un determinado partido deberá jugar en </text:p>
      <text:p text:style-name="P7"><text:s text:c="3"/>el mismo puesto</text:p>
      <text:p text:style-name="P7">* En cada partido intervienen ciertos jugadores, cada uno en un puesto distinto proveedor</text:p>
      <text:p text:style-name="P1"><text:s text:c="7"/>* En cada partido intervienen tres colegiados</text:p>
      <text:p text:style-name="P1"><text:s text:c="7"/>* Un colegiado puede realizar una función en un partido y otra distinta en otro</text:p>
      <text:p text:style-name="P1">* Cada partido involucra a dos equipos</text:p>
      <text:h text:style-name="P11" text:outline-level="1"><text:span text:style-name="T4"/></text:h>
      <text:h text:style-name="P11" text:outline-level="1"><text:span text:style-name="T4"/></text:h>
      <text:h text:style-name="P12" text:outline-level="1">EJERCICIOS PROPUESTOS <text:s/>DE DIAGRAMAS <text:s/>ENTIDAD <text:span text:style-name="T3">RELACIÓN</text:span></text:h>
      <text:p text:style-name="P16"/>
      <text:p text:style-name="P4">1.- Establecer un modelo E /R que refleje el departamento de Informática de gestión <text:s/>de un instituto</text:p>
      <text:p text:style-name="P4"><text:s text:c="5"/>basándonos en las siguientes especificaciones </text:p>
      <text:list xml:id="list4270698915" text:style-name="WW8Num1">
        <text:list-item>
          <text:p text:style-name="P14">Los alumnos matriculados están identificados por un número de matricula, el nombre completo y domicilio</text:p>
        </text:list-item>
        <text:list-item>
          <text:p text:style-name="P14">Los profesores que imparten las asignaturas( en ciertas aulas en dias y horas programados) están identificados por su DNI, su nombre y su categoría</text:p>
        </text:list-item>
        <text:list-item>
          <text:p text:style-name="P14">Las asignaturas están identificadas por código, título y libro de texto</text:p>
        </text:list-item>
      </text:list>
      <text:p text:style-name="P4"/>
      <text:p text:style-name="P4">2.- Un taller de reparaciones de vehículos desea informatizar su negocio para lo cual proporciona al ana-</text:p>
      <text:p text:style-name="P4"><text:s text:c="5"/>lista encargado del desarrollo la siguiente información de necesidades y hechos:</text:p>
      <text:p text:style-name="P4"><text:s text:c="3"/></text:p>
      <text:list xml:id="list92421851989191" text:continue-numbering="true" text:style-name="WW8Num1">
        <text:list-item>
          <text:p text:style-name="P14">Las averías antes de su reparación son notificadas al cliente mediante un parte de averías para que </text:p>
        </text:list-item>
      </text:list>
      <text:p text:style-name="P10">este decida si se procede o no a la reparación presupuestada. Los datos de las notificaciones inclu-yen: descripción de la avería, pieza a cambiar e importe de la reparación. Si se precisa cambiar más de una pieza se hace una notificación por pieza</text:p>
      <text:list xml:id="list92422555222685" text:continue-numbering="true" text:style-name="WW8Num1">
        <text:list-item>
          <text:p text:style-name="P14">Los clientes se identifican por un número de cliente, nombre y apellido, matrícula del vehículo y número de teléfono</text:p>
        </text:list-item>
        <text:list-item>
          <text:p text:style-name="P14">Al cliente se le factura la reparación completa que puede incluir todos los partes de las averías que haya reparado</text:p>
        </text:list-item>
        <text:list-item>
          <text:p text:style-name="P14">Las nuevas piezas que sustituyen a las averiadas están almacenadas en el taller gracias al <text:s/>suminis- tro de los proveedores correspondientes. Estos se identifican por su código de proveedor, teléfono y categoría mientras que las piezas se identifican por su número, descripción, precio y stock dispo- nible <text:s text:c="2"/></text:p>
        </text:list-item>
      </text:list>
      <text:p text:style-name="P3"/>
      <text:p text:style-name="P3"/>
      <text:p text:style-name="P3"/>
      <text:p text:style-name="P5"/>
      <text:p text:style-name="P4"><text:soft-page-break/>3.- Una cadena de agencias de viajes desea disponer de una base de datos que contenga información</text:p>
      <text:p text:style-name="P4"><text:s text:c="6"/>relativa a los hospedaje y vuelos de los turistas que la contraten. Los datos a <text:s/>tener en cuenta son:</text:p>
      <text:list xml:id="list92422667544945" text:continue-numbering="true" text:style-name="WW8Num1">
        <text:list-item>
          <text:p text:style-name="P14">La cadena de agencias está compuesta de hoteles de forma exclusiva. Cada hotel está definido por el código del hotel, nombre, dirección, ciudad, teléfono y número de plazas disponibles</text:p>
        </text:list-item>
        <text:list-item>
          <text:p text:style-name="P14">De igual forma la cadena tiene contratados una serie de vuelos regulares de forma también exclu-siva y cada vuelo viene definido por el número de vuelo, fecha y hora, origen y destino, plazas totales y plazas de la clase turista de que dispone</text:p>
        </text:list-item>
        <text:list-item>
          <text:p text:style-name="P14">De cada turista se desea recoger nombre, apellidos, dirección y teléfono</text:p>
        </text:list-item>
        <text:list-item>
          <text:p text:style-name="P14">A la cadena de agencias le interesa conocer cual de sus sucursales ha contratado el servicio</text:p>
        </text:list-item>
        <text:list-item>
          <text:p text:style-name="P14">A la hora de contratar un viaje , el turista puede elegir cualquiera de los vuelos que le ofrece la cadena y la clase (turista o primera) en que desea hacerlo</text:p>
        </text:list-item>
        <text:list-item>
          <text:p text:style-name="P14">También puede escoger hotel y régimen de hospedaje (media pensión o completa) siendo importantes las fechas de llegada y de partida</text:p>
        </text:list-item>
      </text:list>
      <text:p text:style-name="P4"/>
      <text:p text:style-name="P4">4.- El departamento de formación de una empresa desea construir una base de datos <text:s/>para planificar y</text:p>
      <text:p text:style-name="P4"><text:s text:c="6"/>gestionar la formación de sus empleados.</text:p>
      <text:list xml:id="list92422987015743" text:continue-numbering="true" text:style-name="WW8Num1">
        <text:list-item>
          <text:p text:style-name="P14">La empresa organiza cursos internos de formación de los que se desea conocer <text:s/>el <text:s/>código del curso, el nombre, una descripción, el número de oradse duración y <text:s/>el coste del curso.</text:p>
        </text:list-item>
        <text:list-item>
          <text:p text:style-name="P14">Un curso puede tener como prerrequisito haber realizado otro(s) previamente y a su <text:s/>vez la rea-lización de un curso puede ser prerrequisito de otros.. Un curso que es un <text:s/>prerrequisito de otro puede serlo de forma obligatoria o solo recomendable</text:p>
        </text:list-item>
        <text:list-item>
          <text:p text:style-name="P14">Un mismo curso tiene diferentes ediciones, es decir, se imparte en diferentes lugares , fechas y</text:p>
        </text:list-item>
      </text:list>
      <text:p text:style-name="P9"><text:s text:c="7"/>con diferentes horarios (intensivo, de mañana, de tarde).En una misma <text:s/>fecha de inicio solo puede</text:p>
      <text:p text:style-name="P9"><text:s text:c="7"/>impartirse una edición del curso</text:p>
      <text:list xml:id="list92422762990240" text:continue-numbering="true" text:style-name="WW8Num1">
        <text:list-item>
          <text:p text:style-name="P14">Los cursos se imparten por personal de la propia empresa</text:p>
        </text:list-item>
        <text:list-item>
          <text:p text:style-name="P14">De los empleados se desea almacenar su código, nombre, apellidos, dirección, telefono NIF, fecha nacimiento, nacionalidad, sexo, firma y salario así como si está o no capacitado para impartir cursos.</text:p>
        </text:list-item>
        <text:list-item>
          <text:p text:style-name="P14">Un mismo empleado puede ser docente en una edición de un curso y alumno en <text:s/>otra pero nunca puede ser ambas cosas a la vez en una misma edición de un curso</text:p>
        </text:list-item>
      </text:list>
      <text:p text:style-name="P4"/>
      <text:p text:style-name="P4"/>
      <text:p text:style-name="P4">5.-Un profesor de Historia de la Europa Medieval quiere crear una base de datos con la <text:s/>información</text:p>
      <text:p text:style-name="P4"><text:s text:c="5"/>referente a caballeros, provincias que gobernaron, cruzadas etc..Diseñar un modelo E /R teniendo en</text:p>
      <text:p text:style-name="P4"><text:s text:c="5"/>cuenta:</text:p>
      <text:list xml:id="list92421992889001" text:continue-numbering="true" text:style-name="WW8Num1">
        <text:list-item>
          <text:p text:style-name="P14">Caballeros: interesa saber su nombre, fecha nacimiento, de quien son hijos ( se debe tener en cuenta que según esa época los caballeros solo podían ser hijos de caballeros). También la provincia en que nacieron, en cual gobernaron y las cruzadas en las que participaron y bajo las órdenes de que rey</text:p>
        </text:list-item>
        <text:list-item>
          <text:p text:style-name="P14">Provincia: se desea almacenar el número de habitantes, nombre, los caballeros que la gobernaron, los que han nacido allí. </text:p>
        </text:list-item>
        <text:list-item>
          <text:p text:style-name="P14">Una provincia puede ser gobernada por varios caballeros pero en distintas fechas y un caballero puede gobernar varias provincias. Interesa saber la fecha de comienzo y final de gobierno de cada caballero en una provincia</text:p>
        </text:list-item>
        <text:list-item>
          <text:p text:style-name="P14">Cruzada: Queremos saber el nombre, contra quien se hizo, el resultado, los reyes y caballeros que participaron ( en una cruzada puede participar más de un rey)</text:p>
        </text:list-item>
        <text:list-item>
          <text:p text:style-name="P14">Rey: se desea almacenar los datos correspondientes a su nombre, fechas de comienzo y finaliza-</text:p>
        </text:list-item>
      </text:list>
      <text:p text:style-name="P8"><text:s text:c="7"/>ción de su reinado, país sobre el que reina, número de cruzadas en las que particip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8pt" fo:font-weight="bold" style:font-size-asian="8pt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5T13:53:56.582000000</meta:creation-date>
    <dc:date>2021-09-28T09:23:58.263000000</dc:date>
    <meta:editing-duration>PT2M23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60" meta:word-count="1085" meta:character-count="6500" meta:non-whitespace-character-count="5351"/>
  </office:meta>
</office:document-meta>
</file>